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6"/>
    <style:style style:name="P14" style:family="paragraph" style:parent-style-name="Preformatted_20_Text" style:list-style-name="L16"/>
    <style:style style:name="P15" style:family="paragraph" style:parent-style-name="Preformatted_20_Text">
      <style:paragraph-properties fo:margin-top="0cm" fo:margin-bottom="0.499cm"/>
    </style:style>
    <style:style style:name="P16" style:family="paragraph" style:parent-style-name="Preformatted_20_Text" style:list-style-name="L16">
      <style:paragraph-properties fo:margin-top="0cm" fo:margin-bottom="0.499cm"/>
    </style:style>
    <style:style style:name="T1" style:family="text">
      <style:text-properties fo:color="#009900"/>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5" style:family="text">
      <style:text-properties fo:color="#ccffff"/>
    </style:style>
    <style:style style:name="T6" style:family="text">
      <style:text-properties fo:color="#0066cc"/>
    </style:style>
    <style:style style:name="T7" style:family="text">
      <style:text-properties fo:color="#ff0000"/>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626871999538345858" text:style-name="L1">
        <text:list-item>
          <text:p text:style-name="P1"><text:span text:style-name="Strong_20_Emphasis"><text:line-break/></text:span><text:span text:style-name="Strong_20_Emphasis"><text:span text:style-name="T1">Galerie de Photos</text:span></text:span><text:span text:style-name="Strong_20_Emphasis"> :</text:span> Ajoutez une galerie de photos pour mettre en valeur vos plats et créer une expérience visuelle attrayante pour les visiteurs.</text:p>
        </text:list-item>
      </text:list>
      <text:list xml:id="list489459929528233925" text:style-name="L2">
        <text:list-item>
          <text:p text:style-name="P2"><text:span text:style-name="Strong_20_Emphasis">Section Promotions :</text:span> Si votre restaurant propose des promotions spéciales, ajoutez une section dédiée pour les mettre en avant.</text:p>
        </text:list-item>
      </text:list>
      <text:list xml:id="list2504536043344154109" text:style-name="L3">
        <text:list-item>
          <text:p text:style-name="P3"><text:span text:style-name="Strong_20_Emphasis">Réservation en Ligne :</text:span> Intégrez un système de réservation en ligne pour permettre aux clients de réserver une table directement depuis votre site.</text:p>
        </text:list-item>
      </text:list>
      <text:list xml:id="list2175584072042506585" text:style-name="L4">
        <text:list-item>
          <text:p text:style-name="P4"><text:span text:style-name="Strong_20_Emphasis"><text:span text:style-name="T1">Menu Téléchargeable</text:span></text:span><text:span text:style-name="Strong_20_Emphasis"> :</text:span> Mettez à disposition un menu téléchargeable au format PDF pour que les clients puissent consulter vos offres hors ligne.</text:p>
        </text:list-item>
      </text:list>
      <text:list xml:id="list4653979094956874744" text:style-name="L5">
        <text:list-item>
          <text:p text:style-name="P5"><text:span text:style-name="Strong_20_Emphasis">Avis et Témoignages :</text:span> Ajoutez une section d'avis et de témoignages pour permettre aux clients de partager leurs expériences.</text:p>
        </text:list-item>
      </text:list>
      <text:list xml:id="list6223205640858950864" text:style-name="L6">
        <text:list-item>
          <text:p text:style-name="P6"><text:span text:style-name="Strong_20_Emphasis">Événements Spéciaux :</text:span> Si votre restaurant organise des événements spéciaux, créez une section dédiée pour informer les clients des prochains événements.</text:p>
        </text:list-item>
      </text:list>
      <text:list xml:id="list8461367734743085848" text:style-name="L7">
        <text:list-item>
          <text:p text:style-name="P7"><text:span text:style-name="Strong_20_Emphasis">Réseaux Sociaux en Temps Réel :</text:span> Affichez les publications de vos réseaux sociaux en temps réel sur votre site pour maintenir les visiteurs informés des dernières actualités.</text:p>
        </text:list-item>
      </text:list>
      <text:list xml:id="list9100183051163745971" text:style-name="L8">
        <text:list-item>
          <text:p text:style-name="P8"><text:span text:style-name="Strong_20_Emphasis">Système de Points ou de Récompenses :</text:span> Si applicable, mettez en place un système de points ou de récompenses pour fidéliser vos clients.</text:p>
        </text:list-item>
      </text:list>
      <text:list xml:id="list4574280070822381889" text:style-name="L9">
        <text:list-item>
          <text:p text:style-name="P9"><text:span text:style-name="Strong_20_Emphasis">Consignes Sanitaires :</text:span> Ajoutez une section détaillant les mesures sanitaires mises en place dans votre restaurant pour rassurer les clients pendant la période actuelle.</text:p>
        </text:list-item>
      </text:list>
      <text:list xml:id="list8670790470628564968" text:style-name="L10">
        <text:list-item>
          <text:p text:style-name="P10"><text:span text:style-name="Strong_20_Emphasis">Vidéo de Présentation :</text:span> Créez une vidéo de présentation du restaurant pour donner une vue immersive de l'ambiance et du service.</text:p>
        </text:list-item>
      </text:list>
      <text:list xml:id="list2484984634009114643" text:style-name="L11">
        <text:list-item>
          <text:p text:style-name="P11"><text:span text:style-name="Strong_20_Emphasis">Suggestions du Chef :</text:span> Mettez en avant certaines suggestions du chef ou des plats phares.</text:p>
        </text:list-item>
      </text:list>
      <text:list xml:id="list7042614789156985532" text:style-name="L12">
        <text:list-item>
          <text:p text:style-name="P12"><text:span text:style-name="Strong_20_Emphasis"><text:span text:style-name="T1">Carte Interactive </text:span></text:span><text:span text:style-name="Strong_20_Emphasis">:</text:span> Si votre restaurant propose des plats provenant de différentes régions, créez une carte interactive pour montrer leur origine.</text:p>
        </text:list-item>
        <text:list-item>
          <text:p text:style-name="P12"><text:span text:style-name="Strong_20_Emphasis"><text:span text:style-name="T7">Barre de recherche</text:span></text:span><text:span text:style-name="Strong_20_Emphasis"> :</text:span> Permettez aux utilisateurs de rechercher du contenu spécifique sur votre site.</text:p>
        </text:list-item>
        <text:list-item>
          <text:p text:style-name="P12"><text:span text:style-name="Strong_20_Emphasis">Filtres et Tri :</text:span> Si votre site affiche des listes de produits ou d'articles, ajoutez des fonctionnalités de filtres et de tri pour faciliter la navigation.</text:p>
        </text:list-item>
        <text:list-item>
          <text:p text:style-name="P12"><text:span text:style-name="Strong_20_Emphasis"><text:span text:style-name="T6">Page de Profil Utilisateur</text:span></text:span><text:span text:style-name="Strong_20_Emphasis"> :</text:span> Offrez aux utilisateurs la possibilité de créer un compte et de personnaliser leur profil.</text:p>
        </text:list-item>
        <text:list-item>
          <text:p text:style-name="P12"><text:span text:style-name="Strong_20_Emphasis">Système d'Authentification :</text:span> Si vous proposez des fonctionnalités spécifiques aux utilisateurs connectés, ajoutez un système d'authentification.</text:p>
        </text:list-item>
        <text:list-item>
          <text:p text:style-name="P12"><text:span text:style-name="Strong_20_Emphasis">Page d'Accueil Personnalisée :</text:span> Affichez du contenu personnalisé en fonction des préférences ou du comportement de l'utilisateur.</text:p>
        </text:list-item>
        <text:list-item>
          <text:p text:style-name="P12"><text:span text:style-name="Strong_20_Emphasis">Newsletter :</text:span> Permettez aux utilisateurs de s'abonner à une newsletter pour recevoir des mises à jour régulières.</text:p>
        </text:list-item>
        <text:list-item>
          <text:p text:style-name="P12"><text:span text:style-name="Strong_20_Emphasis">Formulaire de Contact :</text:span> Ajoutez un formulaire de contact pour que les utilisateurs puissent vous envoyer des messages.</text:p>
        </text:list-item>
        <text:list-item>
          <text:p text:style-name="P12"><text:span text:style-name="Strong_20_Emphasis">Section FAQ :</text:span> Ajoutez une section de questions fréquemment posées pour répondre aux questions courantes des utilisateurs.</text:p>
        </text:list-item>
        <text:list-item>
          <text:p text:style-name="P12"><text:span text:style-name="Strong_20_Emphasis">Chat en Direct :</text:span> Si vous pouvez fournir un support en direct, ajoutez une fonctionnalité de chat en direct.</text:p>
        </text:list-item>
        <text:list-item>
          <text:p text:style-name="P12"><text:soft-page-break/><text:span text:style-name="Strong_20_Emphasis">Suivi Analytique :</text:span> Intégrez des outils d'analyse web pour comprendre le comportement des utilisateurs sur votre site.</text:p>
        </text:list-item>
        <text:list-item>
          <text:p text:style-name="P12"><text:span text:style-name="Strong_20_Emphasis"><text:span text:style-name="T6">Page 404 Personnalisée</text:span></text:span><text:span text:style-name="Strong_20_Emphasis"> :</text:span> Créez une page d'erreur 404 personnalisée avec des suggestions de contenu.</text:p>
        </text:list-item>
        <text:list-item>
          <text:p text:style-name="P12"><text:span text:style-name="Strong_20_Emphasis">Multilinguisme :</text:span> Si votre audience est internationale, envisagez d'ajouter une fonctionnalité de traduction pour plusieurs langues.<text:span text:style-name="Strong_20_Emphasis"><text:line-break/>Pagination :</text:span> Si votre site a beaucoup de contenu, envisagez d'ajouter la pagination pour diviser le contenu sur plusieurs pages.<text:span text:style-name="Strong_20_Emphasis"><text:line-break/>Protection des Données :</text:span> Assurez-vous de respecter les réglementations en matière de protection des données en ajoutant une politique de confidentialité.</text:p>
          <text:p text:style-name="P12"/>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comment mettre en place la création et la connexion d'un <text:span text:style-name="T4">compte utilisateur </text:span></text:p>
      <text:p text:style-name="Standard"/>
      <text:p text:style-name="Text_20_body">Pour mettre en place la création et la connexion d'un compte utilisateur dans une application Django, vous pouvez utiliser le système d'authentification intégré de Django. Voici les étapes générales à suivre :</text:p>
      <text:h text:style-name="Heading_20_3" text:outline-level="3">Étape 1: Configuration des paramètres d'authentification</text:h>
      <text:p text:style-name="Text_20_body">Dans votre fichier <text:span text:style-name="Source_20_Text">settings.py</text:span>, assurez-vous que les applications <text:span text:style-name="Source_20_Text">django.contrib.auth</text:span> et <text:span text:style-name="Source_20_Text">django.contrib.contenttypes</text:span> sont incluses dans <text:span text:style-name="Source_20_Text">INSTALLED_APPS</text:span> :</text:p>
      <text:p text:style-name="Preformatted_20_Text">pythonCopy code</text:p>
      <text:p text:style-name="Preformatted_20_Text"><text:span text:style-name="Source_20_Text"># settings.py</text:span></text:p>
      <text:p text:style-name="Preformatted_20_Text"/>
      <text:p text:style-name="Preformatted_20_Text"><text:span text:style-name="Source_20_Text">INSTALLED_APPS = [</text:span></text:p>
      <text:p text:style-name="Preformatted_20_Text"><text:span text:style-name="Source_20_Text"><text:s text:c="4"/># ...</text:span></text:p>
      <text:p text:style-name="Preformatted_20_Text"><text:span text:style-name="Source_20_Text"><text:s text:c="4"/>'django.contrib.auth',</text:span></text:p>
      <text:p text:style-name="Preformatted_20_Text"><text:span text:style-name="Source_20_Text"><text:s text:c="4"/>'django.contrib.contenttypes',</text:span></text:p>
      <text:p text:style-name="Preformatted_20_Text"><text:span text:style-name="Source_20_Text"><text:s text:c="4"/># ...</text:span></text:p>
      <text:p text:style-name="P15"><text:span text:style-name="Source_20_Text">]</text:span></text:p>
      <text:p text:style-name="Text_20_body">Assurez-vous également que le middleware <text:span text:style-name="Source_20_Text">django.contrib.auth.middleware.AuthenticationMiddleware</text:span> est inclus dans <text:span text:style-name="Source_20_Text">MIDDLEWARE</text:span> :</text:p>
      <text:p text:style-name="Preformatted_20_Text">pythonCopy code</text:p>
      <text:p text:style-name="Preformatted_20_Text"><text:span text:style-name="Source_20_Text"># settings.py</text:span></text:p>
      <text:p text:style-name="Preformatted_20_Text"/>
      <text:p text:style-name="Preformatted_20_Text"><text:span text:style-name="Source_20_Text">MIDDLEWARE = [</text:span></text:p>
      <text:p text:style-name="Preformatted_20_Text"><text:span text:style-name="Source_20_Text"><text:s text:c="4"/># ...</text:span></text:p>
      <text:p text:style-name="Preformatted_20_Text"><text:span text:style-name="Source_20_Text"><text:s text:c="4"/>'django.contrib.auth.middleware.AuthenticationMiddleware',</text:span></text:p>
      <text:p text:style-name="Preformatted_20_Text"><text:span text:style-name="Source_20_Text"><text:s text:c="4"/># ...</text:span></text:p>
      <text:p text:style-name="P15"><text:span text:style-name="Source_20_Text">]</text:span></text:p>
      <text:h text:style-name="Heading_20_3" text:outline-level="3">Étape 2: Mise à jour de la base de données</text:h>
      <text:p text:style-name="Text_20_body">Exécutez les migrations pour appliquer les changements liés à l'authentification :</text:p>
      <text:p text:style-name="Preformatted_20_Text">bashCopy code</text:p>
      <text:p text:style-name="Preformatted_20_Text"><text:span text:style-name="Source_20_Text">python manage.py makemigrations</text:span></text:p>
      <text:p text:style-name="P15"><text:span text:style-name="Source_20_Text">python manage.py migrate</text:span></text:p>
      <text:h text:style-name="Heading_20_3" text:outline-level="3">Étape 3: Création des vues pour l'authentification</text:h>
      <text:p text:style-name="Text_20_body">Dans votre application, créez des vues pour la création et la connexion d'un compte utilisateur. Vous pouvez utiliser les vues fournies par Django dans <text:span text:style-name="Source_20_Text">django.contrib.auth.views</text:span> ou créer les vôtres.</text:p>
      <text:h text:style-name="Heading_20_3" text:outline-level="3">Étape 4: Mise en place des URL pour l'authentification</text:h>
      <text:p text:style-name="Text_20_body">Dans votre fichier <text:span text:style-name="Source_20_Text">urls.py</text:span> de l'application, configurez les URL pour les vues d'authentification. Par exemple :</text:p>
      <text:p text:style-name="Preformatted_20_Text">pythonCopy code</text:p>
      <text:p text:style-name="Preformatted_20_Text"><text:span text:style-name="Source_20_Text"># urls.py</text:span></text:p>
      <text:p text:style-name="Preformatted_20_Text"/>
      <text:p text:style-name="Preformatted_20_Text"><text:span text:style-name="Source_20_Text">from django.urls import path</text:span></text:p>
      <text:p text:style-name="Preformatted_20_Text"><text:span text:style-name="Source_20_Text">from django.contrib.auth import views as auth_views</text:span></text:p>
      <text:p text:style-name="Preformatted_20_Text"><text:soft-page-break/><text:span text:style-name="Source_20_Text">from . import views</text:span></text:p>
      <text:p text:style-name="Preformatted_20_Text"/>
      <text:p text:style-name="Preformatted_20_Text"><text:span text:style-name="Source_20_Text">urlpatterns = [</text:span></text:p>
      <text:p text:style-name="Preformatted_20_Text"><text:span text:style-name="Source_20_Text"><text:s text:c="4"/># ...</text:span></text:p>
      <text:p text:style-name="Preformatted_20_Text"><text:span text:style-name="Source_20_Text"><text:s text:c="4"/>path('register/', views.register, name='register'),</text:span></text:p>
      <text:p text:style-name="Preformatted_20_Text"><text:span text:style-name="Source_20_Text"><text:s text:c="4"/>path('login/', auth_views.LoginView.as_view(template_name='login.html'), name='login'),</text:span></text:p>
      <text:p text:style-name="Preformatted_20_Text"><text:span text:style-name="Source_20_Text"><text:s text:c="4"/>path('logout/', auth_views.LogoutView.as_view(), name='logout'),</text:span></text:p>
      <text:p text:style-name="Preformatted_20_Text"><text:span text:style-name="Source_20_Text"><text:s text:c="4"/># ...</text:span></text:p>
      <text:p text:style-name="P15"><text:span text:style-name="Source_20_Text">]</text:span></text:p>
      <text:h text:style-name="Heading_20_3" text:outline-level="3">Étape 5: Création des templates</text:h>
      <text:p text:style-name="Text_20_body">Créez les templates correspondants pour les pages d'inscription et de connexion (par exemple, <text:span text:style-name="Source_20_Text">register.html</text:span> et <text:span text:style-name="Source_20_Text">login.html</text:span>).</text:p>
      <text:h text:style-name="Heading_20_3" text:outline-level="3">Étape 6: Utilisation des tags dans les templates</text:h>
      <text:p text:style-name="Text_20_body">Dans vos templates, utilisez les tags fournis par Django pour vérifier si un utilisateur est connecté, afficher le formulaire de connexion, etc. Exemple :</text:p>
      <text:p text:style-name="Preformatted_20_Text">htmlCopy code</text:p>
      <text:p text:style-name="Preformatted_20_Text"><text:span text:style-name="Source_20_Text">{% if user.is_authenticated %}</text:span></text:p>
      <text:p text:style-name="Preformatted_20_Text"><text:span text:style-name="Source_20_Text"><text:s text:c="4"/>&lt;!-- Utilisateur connecté : afficher le nom de l'utilisateur, lien de déconnexion, etc. --&gt;</text:span></text:p>
      <text:p text:style-name="Preformatted_20_Text"><text:span text:style-name="Source_20_Text"><text:s text:c="4"/>Bienvenue, {{ user.username }}!</text:span></text:p>
      <text:p text:style-name="Preformatted_20_Text"><text:span text:style-name="Source_20_Text"><text:s text:c="4"/>&lt;a href="{% url 'logout' %}"&gt;Déconnexion&lt;/a&gt;</text:span></text:p>
      <text:p text:style-name="Preformatted_20_Text"><text:span text:style-name="Source_20_Text">{% else %}</text:span></text:p>
      <text:p text:style-name="Preformatted_20_Text"><text:span text:style-name="Source_20_Text"><text:s text:c="4"/>&lt;!-- Utilisateur non connecté : afficher le formulaire de connexion, lien d'inscription, etc. --&gt;</text:span></text:p>
      <text:p text:style-name="Preformatted_20_Text"><text:span text:style-name="Source_20_Text"><text:s text:c="4"/>&lt;a href="{% url 'login' %}"&gt;Connexion&lt;/a&gt;</text:span></text:p>
      <text:p text:style-name="Preformatted_20_Text"><text:span text:style-name="Source_20_Text"><text:s text:c="4"/>&lt;a href="{% url 'register' %}"&gt;Inscription&lt;/a&gt;</text:span></text:p>
      <text:p text:style-name="P15"><text:span text:style-name="Source_20_Text">{% endif %}</text:span></text:p>
      <text:h text:style-name="Heading_20_3" text:outline-level="3">Étape 7: Protection des vues nécessitant une connexion</text:h>
      <text:p text:style-name="Text_20_body">Pour protéger les vues nécessitant une connexion, utilisez le décorateur <text:span text:style-name="Source_20_Text">login_required</text:span> de Django. Exemple :</text:p>
      <text:p text:style-name="Preformatted_20_Text">pythonCopy code</text:p>
      <text:p text:style-name="Preformatted_20_Text"><text:span text:style-name="Source_20_Text"># views.py</text:span></text:p>
      <text:p text:style-name="Preformatted_20_Text"/>
      <text:p text:style-name="Preformatted_20_Text"><text:span text:style-name="Source_20_Text">from django.contrib.auth.decorators import login_required</text:span></text:p>
      <text:p text:style-name="Preformatted_20_Text"><text:span text:style-name="Source_20_Text">from django.shortcuts import render</text:span></text:p>
      <text:p text:style-name="Preformatted_20_Text"/>
      <text:p text:style-name="Preformatted_20_Text"><text:span text:style-name="Source_20_Text">@login_required</text:span></text:p>
      <text:p text:style-name="Preformatted_20_Text"><text:span text:style-name="Source_20_Text">def my_protected_view(request):</text:span></text:p>
      <text:p text:style-name="Preformatted_20_Text"><text:span text:style-name="Source_20_Text"><text:s text:c="4"/># Cette vue ne sera accessible qu'aux utilisateurs connectés</text:span></text:p>
      <text:p text:style-name="P15"><text:span text:style-name="Source_20_Text"><text:s text:c="4"/>return render(request, 'my_protected_view.html')</text:span></text:p>
      <text:p text:style-name="Text_20_body">Ces étapes vous donnent une base pour mettre en place l'authentification utilisateur. Vous pouvez ajuster selon vos besoins spécifiques. N'oubliez pas de consulter la documentation officielle de Django sur l'authentification pour plus de détails : <text:a xlink:type="simple" xlink:href="https://docs.djangoproject.com/en/4.1/topics/auth/" office:target-frame-name="_new" xlink:show="replace" text:style-name="Internet_20_link" text:visited-style-name="Visited_20_Internet_20_Link">Django Authentication</text:a>.</text:p>
      <text:p text:style-name="Standard"/>
      <text:p text:style-name="Standard"/>
      <text:p text:style-name="Standard"/>
      <text:p text:style-name="Standard"/>
      <text:p text:style-name="Standard"/>
      <text:p text:style-name="Text_20_body"><text:soft-page-break/>Dans Django, vous pouvez personnaliser la page d'erreur 404 en créant un fichier <text:span text:style-name="Source_20_Text">404.html</text:span> dans le répertoire des templates de votre application. Voici comment vous pouvez le faire :</text:p>
      <text:list xml:id="list8366944031733625569" text:style-name="L16">
        <text:list-item>
          <text:p text:style-name="P13"><text:span text:style-name="Strong_20_Emphasis">Créez un fichier </text:span><text:span text:style-name="Source_20_Text">404.html</text:span><text:span text:style-name="Strong_20_Emphasis"> dans votre répertoire de templates :</text:span></text:p>
          <text:p text:style-name="P13">Dans le répertoire <text:span text:style-name="Source_20_Text">templates</text:span> de votre application Django, créez un fichier nommé <text:span text:style-name="Source_20_Text">404.html</text:span>. Assurez-vous qu'il est à la racine de ce répertoire.</text:p>
          <text:p text:style-name="P14">htmlCopy code</text:p>
          <text:p text:style-name="P14"><text:span text:style-name="Source_20_Text">&lt;!-- templates/404.html --&gt;</text:span></text:p>
          <text:p text:style-name="P14"/>
          <text:p text:style-name="P14"><text:span text:style-name="Source_20_Text">{% extends 'base.html' %}</text:span></text:p>
          <text:p text:style-name="P14"/>
          <text:p text:style-name="P14"><text:span text:style-name="Source_20_Text">{% block content %}</text:span></text:p>
          <text:p text:style-name="P14"><text:span text:style-name="Source_20_Text"><text:s text:c="4"/>&lt;div class="container"&gt;</text:span></text:p>
          <text:p text:style-name="P14"><text:span text:style-name="Source_20_Text"><text:s text:c="8"/>&lt;h1&gt;Erreur 404 - Page non trouvée&lt;/h1&gt;</text:span></text:p>
          <text:p text:style-name="P14"><text:span text:style-name="Source_20_Text"><text:s text:c="8"/>&lt;p&gt;Désolé, la page que vous recherchez n'existe pas.&lt;/p&gt;</text:span></text:p>
          <text:p text:style-name="P14"><text:span text:style-name="Source_20_Text"><text:s text:c="4"/>&lt;/div&gt;</text:span></text:p>
          <text:p text:style-name="P16"><text:span text:style-name="Source_20_Text">{% endblock %}</text:span></text:p>
          <text:p text:style-name="P13">Dans cet exemple, le fichier <text:span text:style-name="Source_20_Text">404.html</text:span> étend un fichier de base (<text:span text:style-name="Source_20_Text">base.html</text:span>), mais vous pouvez personnaliser le contenu en fonction de vos besoins.</text:p>
        </text:list-item>
        <text:list-item>
          <text:p text:style-name="P13"><text:span text:style-name="Strong_20_Emphasis">Configurer le middleware pour gérer les erreurs 404 :</text:span></text:p>
          <text:p text:style-name="P13">Assurez-vous que le middleware <text:span text:style-name="Source_20_Text">django.middleware.common.BrokenLinkEmailsMiddleware</text:span> est activé dans votre configuration <text:span text:style-name="Source_20_Text">MIDDLEWARE</text:span> dans le fichier <text:span text:style-name="Source_20_Text">settings.py</text:span>.</text:p>
          <text:p text:style-name="P14">pythonCopy code</text:p>
          <text:p text:style-name="P14"><text:span text:style-name="Source_20_Text">MIDDLEWARE = [</text:span></text:p>
          <text:p text:style-name="P14"><text:span text:style-name="Source_20_Text"><text:s text:c="4"/># ...</text:span></text:p>
          <text:p text:style-name="P14"><text:span text:style-name="Source_20_Text"><text:s text:c="4"/>'django.middleware.common.BrokenLinkEmailsMiddleware',</text:span></text:p>
          <text:p text:style-name="P14"><text:span text:style-name="Source_20_Text"><text:s text:c="4"/># ...</text:span></text:p>
          <text:p text:style-name="P16"><text:span text:style-name="Source_20_Text">]</text:span></text:p>
          <text:p text:style-name="P13">De plus, assurez-vous que <text:span text:style-name="Source_20_Text">DEBUG</text:span> est défini sur <text:span text:style-name="Source_20_Text">False</text:span> dans le même fichier <text:span text:style-name="Source_20_Text">settings.py</text:span> pour que Django utilise la page d'erreur personnalisée en mode production.</text:p>
          <text:p text:style-name="P14">pythonCopy code</text:p>
          <text:p text:style-name="P16"><text:span text:style-name="Source_20_Text">DEBUG = False</text:span></text:p>
        </text:list-item>
        <text:list-item>
          <text:p text:style-name="P13"><text:span text:style-name="Strong_20_Emphasis">Tester la page d'erreur 404 :</text:span></text:p>
          <text:p text:style-name="P13">Pour tester la page d'erreur 404, vous pouvez utiliser une URL qui n'existe pas dans votre application.</text:p>
          <text:p text:style-name="P13">Par exemple, si votre application a une URL comme <text:span text:style-name="Source_20_Text">/mon-url/</text:span>, essayez d'accéder à une URL qui n'existe pas, par exemple <text:span text:style-name="Source_20_Text">/mon-url-inexistante/</text:span>. Vous devriez voir la page d'erreur 404 personnalisée que vous avez créée.</text:p>
        </text:list-item>
      </text:list>
      <text:p text:style-name="Text_20_body">En suivant ces étapes, vous pouvez personnaliser la page d'erreur 404 dans votre application Django. N'oubliez pas d'ajuster le contenu du fichier <text:span text:style-name="Source_20_Text">404.html</text:span> en fonction de vos besoins spécifiqu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12-02T09:59:14.42</meta:creation-date>
    <dc:date>2023-12-02T11:11:26.62</dc:date>
    <meta:editing-duration>PT1H12M11S</meta:editing-duration>
    <meta:editing-cycles>6</meta:editing-cycles>
    <meta:generator>OpenOffice/4.1.14$Win32 OpenOffice.org_project/4114m1$Build-9811</meta:generator>
    <meta:document-statistic meta:table-count="0" meta:image-count="0" meta:object-count="0" meta:page-count="5" meta:paragraph-count="118" meta:word-count="1237" meta:character-count="8607"/>
  </office:meta>
</office:document-meta>
</file>